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ce3" style:family="table-cell" style:parent-style-name="Default" style:data-style-name="N106"/>
    <style:style style:name="ce4" style:family="table-cell" style:parent-style-name="Default" style:data-style-name="N111"/>
    <style:style style:name="ce5" style:family="table-cell" style:parent-style-name="Default" style:data-style-name="N10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\unit[I]{(A)}</text:p>
          </table:table-cell>
          <table:table-cell office:value-type="string">
            <text:p>\unit[c]{(rad)}</text:p>
          </table:table-cell>
          <table:table-cell table:number-columns-repeated="6"/>
          <table:table-cell office:value-type="string">
            <text:p>fit1</text:p>
          </table:table-cell>
        </table:table-row>
        <table:table-row table:style-name="ro1">
          <table:table-cell/>
          <table:table-cell table:style-name="ce1" office:value-type="float" office:value="0">
            <text:p>0,00</text:p>
          </table:table-cell>
          <table:table-cell table:style-name="ce3" office:value-type="float" office:value="0.770689">
            <text:p>0,771</text:p>
          </table:table-cell>
          <table:table-cell table:formula="oooc:=[.C3]*180/PI()" office:value-type="float" office:value="44.1572270171579">
            <text:p>44,16</text:p>
          </table:table-cell>
          <table:table-cell office:value-type="float" office:value="2.8">
            <text:p>2,8</text:p>
          </table:table-cell>
          <table:table-cell table:style-name="ce3" office:value-type="float" office:value="0.178541">
            <text:p>0,179</text:p>
          </table:table-cell>
          <table:table-cell table:number-columns-repeated="3"/>
          <table:table-cell office:value-type="float" office:value="0.0739344">
            <text:p>0,07</text:p>
          </table:table-cell>
        </table:table-row>
        <table:table-row table:style-name="ro1">
          <table:table-cell/>
          <table:table-cell table:style-name="ce1" office:value-type="float" office:value="1">
            <text:p>1,00</text:p>
          </table:table-cell>
          <table:table-cell table:style-name="ce3" office:value-type="float" office:value="0.713483">
            <text:p>0,713</text:p>
          </table:table-cell>
          <table:table-cell table:formula="oooc:=[.C4]*180/PI()" office:value-type="float" office:value="40.8795646543325">
            <text:p>40,88</text:p>
          </table:table-cell>
          <table:table-cell office:value-type="float" office:value="2">
            <text:p>2</text:p>
          </table:table-cell>
          <table:table-cell table:style-name="ce3" office:value-type="float" office:value="0.121335">
            <text:p>0,121</text:p>
          </table:table-cell>
          <table:table-cell/>
          <table:table-cell office:value-type="float" office:value="-0.0276066">
            <text:p>-0,0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>
            <text:p>2,00</text:p>
          </table:table-cell>
          <table:table-cell table:style-name="ce3" office:value-type="float" office:value="0.638077">
            <text:p>0,638</text:p>
          </table:table-cell>
          <table:table-cell table:formula="oooc:=[.C5]*180/PI()" office:value-type="float" office:value="36.559119104369">
            <text:p>36,56</text:p>
          </table:table-cell>
          <table:table-cell office:value-type="float" office:value="1">
            <text:p>1</text:p>
          </table:table-cell>
          <table:table-cell table:style-name="ce3" office:value-type="float" office:value="0.045929">
            <text:p>0,046</text:p>
          </table:table-cell>
          <table:table-cell/>
          <table:table-cell office:value-type="float" office:value="0.0739344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4">
            <text:p>2,84</text:p>
          </table:table-cell>
          <table:table-cell table:style-name="ce3" office:value-type="float" office:value="0.592148">
            <text:p>0,592</text:p>
          </table:table-cell>
          <table:table-cell table:formula="oooc:=[.C6]*180/PI()" office:value-type="float" office:value="33.9275812471127">
            <text:p>33,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<text:s text:c="5"/>=</text:p>
          </table:table-cell>
          <table:table-cell table:style-name="ce2" office:value-type="float" office:value="0.772416">
            <text:p>0,7724</text:p>
          </table:table-cell>
          <table:table-cell table:style-name="ce1" office:value-type="float" office:value="0.005023">
            <text:p>0,01</text:p>
          </table:table-cell>
          <table:table-cell office:value-type="float" office:value="0.001469">
            <text:p>0</text:p>
          </table:table-cell>
          <table:table-cell office:value-type="string">
            <text:p><text:s text:c="2"/>(5.32%)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string">
            <text:p><text:s text:c="5"/>=</text:p>
          </table:table-cell>
          <table:table-cell table:style-name="ce2" office:value-type="float" office:value="-0.0642576">
            <text:p>-0,0643</text:p>
          </table:table-cell>
          <table:table-cell table:style-name="ce3" office:value-type="float" office:value="0.002779">
            <text:p>0,003</text:p>
          </table:table-cell>
          <table:table-cell office:value-type="float" office:value="0.0007099">
            <text:p>0</text:p>
          </table:table-cell>
          <table:table-cell office:value-type="string">
            <text:p><text:s text:c="2"/>(0.9601%)</text:p>
          </table:table-cell>
        </table:table-row>
        <table:table-row table:style-name="ro1">
          <table:table-cell office:value-type="float" office:value="2.46539">
            <text:p>2,47</text:p>
          </table:table-cell>
          <table:table-cell table:style-name="ce2" table:formula="oooc:=[.A9]-[.$A$9]" office:value-type="float" office:value="0">
            <text:p>0,0000</text:p>
          </table:table-cell>
          <table:table-cell table:number-columns-repeated="8"/>
        </table:table-row>
        <table:table-row table:style-name="ro1">
          <table:table-cell office:value-type="float" office:value="2.41889">
            <text:p>2,42</text:p>
          </table:table-cell>
          <table:table-cell table:style-name="ce2" table:formula="oooc:=[.A10]-[.$A$9]" office:value-type="float" office:value="-0.0465">
            <text:p>-0,0465</text:p>
          </table:table-cell>
          <table:table-cell table:number-columns-repeated="2"/>
          <table:table-cell office:value-type="string">
            <text:p>spire</text:p>
          </table:table-cell>
          <table:table-cell office:value-type="float" office:value="3660">
            <text:p>3660</text:p>
          </table:table-cell>
          <table:table-cell table:number-columns-repeated="4"/>
        </table:table-row>
        <table:table-row table:style-name="ro1">
          <table:table-cell office:value-type="float" office:value="2.36575">
            <text:p>2,37</text:p>
          </table:table-cell>
          <table:table-cell table:style-name="ce2" table:formula="oooc:=[.A11]-[.$A$9]" office:value-type="float" office:value="-0.0996399999999999">
            <text:p>-0,0996</text:p>
          </table:table-cell>
          <table:table-cell table:number-columns-repeated="2"/>
          <table:table-cell office:value-type="string">
            <text:p>mu0</text:p>
          </table:table-cell>
          <table:table-cell table:style-name="ce4" table:formula="oooc:=4*PI()*10^(-7)" office:value-type="float" office:value="0.00000125663706143592">
            <text:p>0,0000013</text:p>
          </table:table-cell>
          <table:table-cell/>
          <table:table-cell table:formula="oooc:=[.G8]*[.$F$13]/([.$F$11]*[.$F$10]*[.$F$12])" office:value-type="float" office:value="-22.8619553007938">
            <text:p>-22,86</text:p>
          </table:table-cell>
          <table:table-cell table:formula="oooc:=[.H8]*[.$F$12]/([.$F$11]*[.$F$10]*[.$F$13])" office:value-type="float" office:value="0.369247681798433">
            <text:p>0,37</text:p>
          </table:table-cell>
          <table:table-cell table:formula="oooc:=[.I11]/[.H11]*100" office:value-type="float" office:value="-1.61511855368561">
            <text:p>-1,62</text:p>
          </table:table-cell>
        </table:table-row>
        <table:table-row table:style-name="ro1">
          <table:table-cell table:style-name="ce1" office:value-type="float" office:value="2.30223">
            <text:p>2,30</text:p>
          </table:table-cell>
          <table:table-cell table:style-name="ce2" table:formula="oooc:=[.A12]-[.$A$9]" office:value-type="float" office:value="-0.16316">
            <text:p>-0,1632</text:p>
          </table:table-cell>
          <table:table-cell table:number-columns-repeated="2"/>
          <table:table-cell office:value-type="string">
            <text:p><text:s/>l</text:p>
          </table:table-cell>
          <table:table-cell office:value-type="float" office:value="0.11">
            <text:p>0,11</text:p>
          </table:table-cell>
          <table:table-cell table:number-columns-repeated="2"/>
          <table:table-cell table:style-name="ce5" table:formula="oooc:=[.H11]/100" office:value-type="float" office:value="-0.228619553007938">
            <text:p>-0,22862</text:p>
          </table:table-cell>
          <table:table-cell office:value-type="string">
            <text:p>marco</text:p>
          </table:table-cell>
        </table:table-row>
        <table:table-row table:style-name="ro1">
          <table:table-cell table:number-columns-repeated="4"/>
          <table:table-cell office:value-type="string">
            <text:p>L</text:p>
          </table:table-cell>
          <table:table-cell office:value-type="float" office:value="0.18">
            <text:p>0,18</text:p>
          </table:table-cell>
          <table:table-cell/>
          <table:table-cell table:formula="oooc:=[.F16]*[.F13]/([.F$11]*[.F$10]*[.F12])" office:value-type="float" office:value="25.3912736449099">
            <text:p>25,39</text:p>
          </table:table-cell>
          <table:table-cell table:style-name="ce5" table:formula="oooc:=[.H13]/100" office:value-type="float" office:value="0.253912736449099">
            <text:p>0,25391</text:p>
          </table:table-cell>
          <table:table-cell office:value-type="string">
            <text:p>riky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5" office:value-type="float" office:value="0.0713667">
            <text:p>0,07137</text:p>
          </table:table-cell>
          <table:table-cell office:value-type="string">
            <text:p>+/- 0.00237 <text:s text:c="5"/>(3.32%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office:value-type="float" office:value="-0.0085">
            <text:p>-0,00850</text:p>
          </table:table-cell>
          <table:table-cell office:value-type="string">
            <text:p>+/- 0.001097 <text:s text:c="4"/>(12.91%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fit tutti</text:p>
          </table:table-cell>
          <table:table-cell office:value-type="string">
            <text:p>a</text:p>
          </table:table-cell>
          <table:table-cell office:value-type="string">
            <text:p><text:s text:c="5"/>=</text:p>
          </table:table-cell>
          <table:table-cell table:style-name="ce1" office:value-type="float" office:value="0.772416">
            <text:p>0,77</text:p>
          </table:table-cell>
          <table:table-cell table:style-name="ce1" office:value-type="float" office:value="0.005023">
            <text:p>0,01</text:p>
          </table:table-cell>
          <table:table-cell/>
          <table:table-cell office:value-type="string">
            <text:p><text:s text:c="2"/>(0.6503%)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string">
            <text:p><text:s text:c="5"/>=</text:p>
          </table:table-cell>
          <table:table-cell table:style-name="ce3" office:value-type="float" office:value="-0.0642576">
            <text:p>-0,064</text:p>
          </table:table-cell>
          <table:table-cell table:style-name="ce3" office:value-type="float" office:value="0.002779">
            <text:p>0,003</text:p>
          </table:table-cell>
          <table:table-cell/>
          <table:table-cell office:value-type="string">
            <text:p><text:s text:c="2"/>(4.325%)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5/03/2009</text:date>, <text:time>13.07.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25T15:01:12</meta:creation-date>
    <dc:date>2009-03-05T13:07:22</dc:date>
    <meta:editing-cycles>7</meta:editing-cycles>
    <meta:editing-duration>PT5H32M27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